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2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22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88" calcext:value-type="float">
            <text:p>6.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591005310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6" meta:object-count="0"/>
    <meta:user-defined meta:name="AppVersion">3.0</meta:user-defined>
  </office:meta>
</office:document-meta>
</file>